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8f2a1" draw:textarea-horizontal-align="justify" draw:textarea-vertical-align="middle" draw:auto-grow-height="false" fo:min-height="0.996cm" fo:min-width="0.754cm" loext:decorative="false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0.996cm" fo:min-width="0.75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1.973cm" fo:min-width="0.1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fill="solid" draw:fill-color="#ec9ba4" draw:textarea-horizontal-align="justify" draw:textarea-vertical-align="middle" draw:auto-grow-height="false" fo:min-height="0.703cm" fo:min-width="0.135cm" loext:decorative="false"/>
      <style:paragraph-properties style:writing-mode="lr-tb"/>
    </style:style>
    <style:style style:name="gr7" style:family="graphic" style:parent-style-name="standard">
      <style:graphic-properties draw:fill="solid" draw:fill-color="#b4c7dc" draw:textarea-horizontal-align="justify" draw:textarea-vertical-align="middle" draw:auto-grow-height="false" fo:min-height="0.995cm" fo:min-width="0.575cm" loext:decorative="false"/>
      <style:paragraph-properties style:writing-mode="lr-tb"/>
    </style:style>
    <style:style style:name="gr8" style:family="graphic" style:parent-style-name="standard">
      <style:graphic-properties draw:fill="solid" draw:fill-color="#ffffa6" draw:textarea-horizontal-align="justify" draw:textarea-vertical-align="middle" draw:auto-grow-height="false" fo:min-height="1.655cm" fo:min-width="0.135cm" loext:decorative="false"/>
      <style:paragraph-properties style:writing-mode="lr-tb"/>
    </style:style>
    <style:style style:name="gr9" style:family="graphic" style:parent-style-name="standard">
      <style:graphic-properties draw:fill="solid" draw:fill-color="#e8f2a1" draw:textarea-horizontal-align="justify" draw:textarea-vertical-align="middle" draw:auto-grow-height="false" fo:min-height="0.996cm" fo:min-width="1.8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 loext:decorative="false"/>
      <style:paragraph-properties style:writing-mode="lr-tb"/>
    </style:style>
    <style:style style:name="gr12" style:family="graphic" style:parent-style-name="standard">
      <style:graphic-properties draw:fill="solid" draw:fill-color="#ff972f" draw:textarea-horizontal-align="justify" draw:textarea-vertical-align="middle" draw:auto-grow-height="false" fo:min-height="1.655cm" fo:min-width="0.134cm" loext:decorative="false"/>
      <style:paragraph-properties style:writing-mode="lr-tb"/>
    </style:style>
    <style:style style:name="gr13" style:family="graphic" style:parent-style-name="standard">
      <style:graphic-properties draw:fill="solid" draw:fill-color="#ec9ba4" draw:textarea-horizontal-align="justify" draw:textarea-vertical-align="middle" draw:auto-grow-height="false" fo:min-height="1.019cm" fo:min-width="0.13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5cm" fo:min-width="0.175cm" loext:decorative="false"/>
      <style:paragraph-properties style:writing-mode="lr-tb"/>
    </style:style>
    <style:style style:name="gr15" style:family="graphic" style:parent-style-name="standard">
      <style:graphic-properties draw:fill="solid" draw:fill-color="#ff972f" draw:textarea-horizontal-align="justify" draw:textarea-vertical-align="middle" draw:auto-grow-height="false" fo:min-height="1.973cm" fo:min-width="0.134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1.655cm" fo:min-width="0.134cm" loext:decorative="false"/>
      <style:paragraph-properties style:writing-mode="lr-tb"/>
    </style:style>
    <style:style style:name="gr18" style:family="graphic" style:parent-style-name="standard">
      <style:graphic-properties draw:fill="solid" draw:fill-color="#ffb66c" draw:textarea-horizontal-align="justify" draw:textarea-vertical-align="middle" draw:auto-grow-height="false" fo:min-height="1.655cm" fo:min-width="0.1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solid" draw:fill-color="#ffffa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c9ba4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solid" draw:fill-color="#ffffa6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solid" draw:fill-color="#ff972f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e994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solid" draw:fill-color="#ffb66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36cm" svg:height="2.222cm" draw:transform="rotate (1.55997528543253) translate (6.056cm 4.786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2" draw:text-style-name="P3" draw:layer="layout" svg:width="2.236cm" svg:height="2.222cm" draw:transform="rotate (-1.57219259019649) translate (11.797cm 2.5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frame draw:style-name="gr3" draw:text-style-name="P5" draw:layer="layout" svg:width="2.54cm" svg:height="0.806cm" svg:x="9.572cm" svg:y="3.206cm">
          <draw:text-box>
            <text:p text:style-name="P4"><text:span text:style-name="T1">Decoder</text:span></text:p>
          </draw:text-box>
        </draw:frame>
        <draw:custom-shape draw:style-name="gr4" draw:text-style-name="P6" draw:layer="layout" svg:width="0.635cm" svg:height="2.223cm" svg:x="5.127cm" svg:y="2.587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635cm" svg:height="0.806cm" svg:x="5.127cm" svg:y="3.222cm">
          <draw:text-box>
            <text:p text:style-name="P4"><text:span text:style-name="T1">x</text:span></text:p>
          </draw:text-box>
        </draw:frame>
        <draw:frame draw:style-name="gr5" draw:text-style-name="P7" draw:layer="layout" svg:width="1.725cm" svg:height="0.962cm" svg:x="3.402cm" svg:y="1.308cm">
          <draw:text-box>
            <text:p>VAE</text:p>
          </draw:text-box>
        </draw:frame>
        <draw:custom-shape draw:style-name="gr2" draw:text-style-name="P3" draw:layer="layout" svg:width="2.236cm" svg:height="2.222cm" draw:transform="rotate (-1.57219259019649) translate (11.797cm 2.5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6" draw:text-style-name="P8" draw:layer="layout" svg:width="0.635cm" svg:height="0.953cm" svg:x="8.62cm" svg:y="3.222cm">
          <text:p text:style-name="P1"><text:span text:style-name="T2">z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54cm" svg:height="0.806cm" svg:x="6.08cm" svg:y="3.369cm">
          <draw:text-box>
            <text:p text:style-name="P9"><text:span text:style-name="T3">Encoder</text:span></text:p>
          </draw:text-box>
        </draw:frame>
        <draw:frame draw:style-name="gr3" draw:text-style-name="P10" draw:layer="layout" svg:width="2.54cm" svg:height="0.806cm" svg:x="9.572cm" svg:y="3.353cm">
          <draw:text-box>
            <text:p text:style-name="P9"><text:span text:style-name="T3">Decoder</text:span></text:p>
          </draw:text-box>
        </draw:frame>
        <draw:custom-shape draw:style-name="gr4" draw:text-style-name="P6" draw:layer="layout" svg:width="0.635cm" svg:height="2.223cm" svg:x="5.127cm" svg:y="2.58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635cm" svg:height="0.806cm" svg:x="5.127cm" svg:y="3.369cm">
          <draw:text-box>
            <text:p text:style-name="P9"><text:span text:style-name="T3">x</text:span></text:p>
          </draw:text-box>
        </draw:frame>
        <draw:custom-shape draw:style-name="gr7" draw:text-style-name="P3" draw:layer="layout" svg:width="1.919cm" svg:height="2.223cm" draw:transform="rotate (-1.57219259019649) translate (8.62cm 7.34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custom-shape draw:style-name="gr8" draw:text-style-name="P6" draw:layer="layout" svg:width="0.635cm" svg:height="1.905cm" svg:x="8.938cm" svg:y="9.5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1cm" svg:height="2.222cm" draw:transform="rotate (1.55997528543253) translate (9.87cm 11.45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position-x="$0" draw:handle-position-y="bottom" draw:handle-range-x-minimum="0" draw:handle-range-x-maximum="10800"/>
          </draw:enhanced-geometry>
        </draw:custom-shape>
        <draw:frame draw:style-name="gr10" draw:text-style-name="P12" draw:layer="layout" svg:width="2.857cm" svg:height="1.039cm" svg:x="9.89cm" svg:y="9.161cm">
          <draw:text-box>
            <text:p text:style-name="P11"><text:span text:style-name="T4">Discriminator</text:span></text:p>
          </draw:text-box>
        </draw:frame>
        <draw:custom-shape draw:style-name="gr8" draw:text-style-name="P13" draw:layer="layout" svg:width="0.635cm" svg:height="1.905cm" svg:x="8.938cm" svg:y="9.56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35cm" svg:height="1.905cm" svg:x="8.938cm" svg:y="7.34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35cm" svg:height="0.725cm" svg:x="8.938cm" svg:y="7.887cm">
          <draw:text-box>
            <text:p text:style-name="P4"><text:span text:style-name="T1">x</text:span></text:p>
          </draw:text-box>
        </draw:frame>
        <draw:custom-shape draw:style-name="gr12" draw:text-style-name="P14" draw:layer="layout" svg:width="0.634cm" svg:height="1.905cm" svg:x="8.938cm" svg:y="7.343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54cm" svg:height="0.806cm" svg:x="6.398cm" svg:y="7.978cm">
          <draw:text-box>
            <text:p text:style-name="P9"><text:span text:style-name="T3">Generator</text:span></text:p>
          </draw:text-box>
        </draw:frame>
        <draw:custom-shape draw:style-name="gr13" draw:text-style-name="P8" draw:layer="layout" svg:width="0.635cm" svg:height="1.269cm" svg:x="5.442cm" svg:y="7.661cm">
          <text:p text:style-name="P1"><text:span text:style-name="T2">z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952cm" svg:height="0.806cm" svg:x="8.937cm" svg:y="7.985cm">
          <draw:text-box>
            <text:p text:style-name="P9"><text:span text:style-name="T3">x’</text:span></text:p>
          </draw:text-box>
        </draw:frame>
        <draw:frame draw:style-name="gr5" draw:text-style-name="P7" draw:layer="layout" svg:width="2.477cm" svg:height="0.962cm" svg:x="3.222cm" svg:y="6.397cm">
          <draw:text-box>
            <text:p>WGAN</text:p>
          </draw:text-box>
        </draw:frame>
        <draw:custom-shape draw:style-name="gr14" draw:text-style-name="P15" draw:layer="layout" svg:width="0.953cm" svg:height="0.953cm" svg:x="12.747cm" svg:y="9.021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269cm" svg:height="1.039cm" svg:x="12.748cm" svg:y="9.168cm">
          <draw:text-box>
            <text:p text:style-name="P9"><text:span text:style-name="T3">0/1</text:span></text:p>
          </draw:text-box>
        </draw:frame>
        <draw:custom-shape draw:style-name="gr8" draw:text-style-name="P13" draw:layer="layout" svg:width="0.635cm" svg:height="1.905cm" svg:x="4.492cm" svg:y="13.382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35cm" svg:height="1.905cm" svg:x="12.113cm" svg:y="2.90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35cm" svg:height="0.725cm" svg:x="12.113cm" svg:y="3.449cm">
          <draw:text-box>
            <text:p text:style-name="P4"><text:span text:style-name="T1">x</text:span></text:p>
          </draw:text-box>
        </draw:frame>
        <draw:custom-shape draw:style-name="gr15" draw:text-style-name="P14" draw:layer="layout" svg:width="0.634cm" svg:height="2.223cm" svg:x="12.113cm" svg:y="2.58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952cm" svg:height="0.806cm" svg:x="12.112cm" svg:y="3.369cm">
          <draw:text-box>
            <text:p text:style-name="P9"><text:span text:style-name="T3">x’</text:span></text:p>
          </draw:text-box>
        </draw:frame>
        <draw:custom-shape draw:style-name="gr8" draw:text-style-name="P6" draw:layer="layout" svg:width="0.635cm" svg:height="1.905cm" svg:x="11.478cm" svg:y="13.38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35cm" svg:height="0.725cm" svg:x="11.478cm" svg:y="13.926cm">
          <draw:text-box>
            <text:p text:style-name="P4"><text:span text:style-name="T1">x</text:span></text:p>
          </draw:text-box>
        </draw:frame>
        <draw:custom-shape draw:style-name="gr12" draw:text-style-name="P14" draw:layer="layout" svg:width="0.634cm" svg:height="1.905cm" svg:x="11.478cm" svg:y="13.382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952cm" svg:height="0.806cm" svg:x="11.477cm" svg:y="14.024cm">
          <draw:text-box>
            <text:p text:style-name="P9"><text:span text:style-name="T3">x’</text:span></text:p>
          </draw:text-box>
        </draw:frame>
        <draw:line draw:style-name="gr16" draw:text-style-name="P16" draw:layer="layout" svg:x1="12.112cm" svg:y1="9.572cm" svg:x2="12.747cm" svg:y2="9.572cm">
          <text:p/>
        </draw:line>
        <draw:custom-shape draw:style-name="gr8" draw:text-style-name="P6" draw:layer="layout" svg:width="0.635cm" svg:height="1.905cm" svg:x="6.081cm" svg:y="13.38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35cm" svg:height="0.725cm" svg:x="6.081cm" svg:y="13.926cm">
          <draw:text-box>
            <text:p text:style-name="P4"><text:span text:style-name="T1">x</text:span></text:p>
          </draw:text-box>
        </draw:frame>
        <draw:custom-shape draw:style-name="gr17" draw:text-style-name="P17" draw:layer="layout" svg:width="0.634cm" svg:height="1.905cm" svg:x="6.081cm" svg:y="13.382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952cm" svg:height="0.806cm" svg:x="6.08cm" svg:y="14.024cm">
          <draw:text-box>
            <text:p text:style-name="P9"><text:span text:style-name="T3">x</text:span><text:span text:style-name="T5">1</text:span></text:p>
          </draw:text-box>
        </draw:frame>
        <draw:custom-shape draw:style-name="gr8" draw:text-style-name="P6" draw:layer="layout" svg:width="0.635cm" svg:height="1.905cm" svg:x="7.668cm" svg:y="13.38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35cm" svg:height="0.725cm" svg:x="7.668cm" svg:y="13.926cm">
          <draw:text-box>
            <text:p text:style-name="P4"><text:span text:style-name="T1">x</text:span></text:p>
          </draw:text-box>
        </draw:frame>
        <draw:custom-shape draw:style-name="gr18" draw:text-style-name="P18" draw:layer="layout" svg:width="0.634cm" svg:height="1.905cm" svg:x="7.668cm" svg:y="13.382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952cm" svg:height="0.806cm" svg:x="7.667cm" svg:y="14.024cm">
          <draw:text-box>
            <text:p text:style-name="P9"><text:span text:style-name="T3">x</text:span><text:span text:style-name="T5">2</text:span></text:p>
          </draw:text-box>
        </draw:frame>
        <draw:line draw:style-name="gr16" draw:text-style-name="P16" draw:layer="layout" svg:x1="8.302cm" svg:y1="14.652cm" svg:x2="11.477cm" svg:y2="14.652cm">
          <text:p/>
        </draw:line>
        <draw:line draw:style-name="gr16" draw:text-style-name="P16" draw:layer="layout" svg:x1="11.477cm" svg:y1="14.017cm" svg:x2="8.302cm" svg:y2="14.017cm">
          <text:p/>
        </draw:line>
        <draw:line draw:style-name="gr16" draw:text-style-name="P16" draw:layer="layout" svg:x1="7.667cm" svg:y1="14.017cm" svg:x2="6.715cm" svg:y2="14.017cm">
          <text:p/>
        </draw:line>
        <draw:line draw:style-name="gr16" draw:text-style-name="P16" draw:layer="layout" svg:x1="6.079cm" svg:y1="14.017cm" svg:x2="5.127cm" svg:y2="14.017cm">
          <text:p/>
        </draw:line>
        <draw:line draw:style-name="gr16" draw:text-style-name="P16" draw:layer="layout" svg:x1="6.715cm" svg:y1="14.652cm" svg:x2="7.667cm" svg:y2="14.652cm">
          <text:p/>
        </draw:line>
        <draw:line draw:style-name="gr16" draw:text-style-name="P16" draw:layer="layout" svg:x1="5.128cm" svg:y1="14.652cm" svg:x2="6.08cm" svg:y2="14.652cm">
          <text:p/>
        </draw:line>
        <draw:frame draw:style-name="gr5" draw:text-style-name="P7" draw:layer="layout" svg:width="2.961cm" svg:height="0.962cm" svg:x="3.436cm" svg:y="12.112cm">
          <draw:text-box>
            <text:p>Diffu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2T14:53:52.808465800</meta:creation-date>
    <dc:date>2025-07-13T08:48:10.598294900</dc:date>
    <meta:editing-duration>PT17H43M53S</meta:editing-duration>
    <meta:editing-cycles>5</meta:editing-cycles>
    <meta:generator>LibreOffice/25.2.4.3$Windows_X86_64 LibreOffice_project/33e196637044ead23f5c3226cde09b47731f7e27</meta:generator>
    <meta:document-statistic meta:object-count="51"/>
  </office:meta>
</office:document-meta>
</file>